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704cm"/>
    </style:style>
    <style:style style:name="Tabla2.B" style:family="table-column">
      <style:table-column-properties style:column-width="13.89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3.697cm" table:align="margins"/>
    </style:style>
    <style:style style:name="Tabla3.A" style:family="table-column">
      <style:table-column-properties style:column-width="13.697cm" style:rel-column-width="65535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3.697cm" table:align="margins"/>
    </style:style>
    <style:style style:name="Tabla4.A" style:family="table-column">
      <style:table-column-properties style:column-width="13.697cm" style:rel-column-width="65535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3.697cm" table:align="margins"/>
    </style:style>
    <style:style style:name="Table1.A" style:family="table-column">
      <style:table-column-properties style:column-width="13.69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97cm" table:align="margins"/>
    </style:style>
    <style:style style:name="Table2.A" style:family="table-column">
      <style:table-column-properties style:column-width="13.697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697cm" table:align="margins"/>
    </style:style>
    <style:style style:name="Table3.A" style:family="table-column">
      <style:table-column-properties style:column-width="13.697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697cm" table:align="margins"/>
    </style:style>
    <style:style style:name="Table4.A" style:family="table-column">
      <style:table-column-properties style:column-width="13.697cm" style:rel-column-width="65535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5cm" fo:margin-left="0cm" table:align="left"/>
    </style:style>
    <style:style style:name="Table5.A" style:family="table-column">
      <style:table-column-properties style:column-width="3.704cm"/>
    </style:style>
    <style:style style:name="Table5.B" style:family="table-column">
      <style:table-column-properties style:column-width="13.89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697cm" table:align="margins"/>
    </style:style>
    <style:style style:name="Table6.A" style:family="table-column">
      <style:table-column-properties style:column-width="13.697cm" style:rel-column-width="65535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697cm" table:align="margins"/>
    </style:style>
    <style:style style:name="Table7.A" style:family="table-column">
      <style:table-column-properties style:column-width="13.697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697cm" table:align="margins"/>
    </style:style>
    <style:style style:name="Table8.A" style:family="table-column">
      <style:table-column-properties style:column-width="13.697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3.697cm" table:align="margins"/>
    </style:style>
    <style:style style:name="Table9.A" style:family="table-column">
      <style:table-column-properties style:column-width="13.697cm" style:rel-column-width="65535*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697cm" table:align="margins"/>
    </style:style>
    <style:style style:name="Table10.A" style:family="table-column">
      <style:table-column-properties style:column-width="13.697cm" style:rel-column-width="65535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697cm" table:align="margins"/>
    </style:style>
    <style:style style:name="Table11.A" style:family="table-column">
      <style:table-column-properties style:column-width="13.697cm" style:rel-column-width="65535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595cm" fo:margin-left="0cm" table:align="left"/>
    </style:style>
    <style:style style:name="Table12.A" style:family="table-column">
      <style:table-column-properties style:column-width="3.704cm"/>
    </style:style>
    <style:style style:name="Table12.B" style:family="table-column">
      <style:table-column-properties style:column-width="13.891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697cm" table:align="margins"/>
    </style:style>
    <style:style style:name="Table13.A" style:family="table-column">
      <style:table-column-properties style:column-width="13.697cm" style:rel-column-width="65535*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697cm" table:align="margins"/>
    </style:style>
    <style:style style:name="Table14.A" style:family="table-column">
      <style:table-column-properties style:column-width="13.697cm" style:rel-column-width="65535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3.697cm" table:align="margins"/>
    </style:style>
    <style:style style:name="Table15.A" style:family="table-column">
      <style:table-column-properties style:column-width="13.697cm" style:rel-column-width="65535*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3.697cm" table:align="margins"/>
    </style:style>
    <style:style style:name="Table16.A" style:family="table-column">
      <style:table-column-properties style:column-width="13.697cm" style:rel-column-width="65535*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3.697cm" table:align="margins"/>
    </style:style>
    <style:style style:name="Table17.A" style:family="table-column">
      <style:table-column-properties style:column-width="13.697cm" style:rel-column-width="65535*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3.697cm" table:align="margins"/>
    </style:style>
    <style:style style:name="Table18.A" style:family="table-column">
      <style:table-column-properties style:column-width="13.697cm" style:rel-column-width="65535*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595cm" fo:margin-left="0cm" table:align="left"/>
    </style:style>
    <style:style style:name="Table19.A" style:family="table-column">
      <style:table-column-properties style:column-width="3.704cm"/>
    </style:style>
    <style:style style:name="Table19.B" style:family="table-column">
      <style:table-column-properties style:column-width="13.891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3.697cm" table:align="margins"/>
    </style:style>
    <style:style style:name="Table20.A" style:family="table-column">
      <style:table-column-properties style:column-width="13.697cm" style:rel-column-width="65535*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3.697cm" table:align="margins"/>
    </style:style>
    <style:style style:name="Table21.A" style:family="table-column">
      <style:table-column-properties style:column-width="13.697cm" style:rel-column-width="65535*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3.697cm" table:align="margins"/>
    </style:style>
    <style:style style:name="Table22.A" style:family="table-column">
      <style:table-column-properties style:column-width="13.697cm" style:rel-column-width="65535*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3.697cm" table:align="margins"/>
    </style:style>
    <style:style style:name="Table23.A" style:family="table-column">
      <style:table-column-properties style:column-width="13.697cm" style:rel-column-width="65535*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3.697cm" table:align="margins"/>
    </style:style>
    <style:style style:name="Table24.A" style:family="table-column">
      <style:table-column-properties style:column-width="13.697cm" style:rel-column-width="65535*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3.697cm" table:align="margins"/>
    </style:style>
    <style:style style:name="Table25.A" style:family="table-column">
      <style:table-column-properties style:column-width="13.697cm" style:rel-column-width="65535*"/>
    </style:style>
    <style:style style:name="Table25.A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style:font-size-asian="8.75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officeooo:rsid="0000c952" officeooo:paragraph-rsid="0000c952"/>
    </style:style>
    <style:style style:name="P5" style:family="paragraph" style:parent-style-name="Table_20_Contents">
      <style:text-properties officeooo:rsid="0000c952" officeooo:paragraph-rsid="0002c3aa"/>
    </style:style>
    <style:style style:name="P6" style:family="paragraph" style:parent-style-name="Table_20_Contents">
      <style:text-properties officeooo:rsid="0000c952" officeooo:paragraph-rsid="0005ed33"/>
    </style:style>
    <style:style style:name="P7" style:family="paragraph" style:parent-style-name="Standard">
      <style:text-properties officeooo:paragraph-rsid="000a25a5"/>
    </style:style>
    <style:style style:name="P8" style:family="paragraph" style:parent-style-name="Standard">
      <style:text-properties officeooo:paragraph-rsid="000a2fab"/>
    </style:style>
    <style:style style:name="P9" style:family="paragraph" style:parent-style-name="Standard">
      <style:text-properties officeooo:paragraph-rsid="000abcaf"/>
    </style:style>
    <style:style style:name="P10" style:family="paragraph" style:parent-style-name="Table_20_Contents">
      <style:text-properties officeooo:rsid="0005ed33" officeooo:paragraph-rsid="0005ed33"/>
    </style:style>
    <style:style style:name="P11" style:family="paragraph" style:parent-style-name="Table_20_Contents">
      <style:text-properties officeooo:rsid="0005ed33" officeooo:paragraph-rsid="000a25a5"/>
    </style:style>
    <style:style style:name="P12" style:family="paragraph" style:parent-style-name="Table_20_Contents">
      <style:text-properties officeooo:rsid="0005ed33" officeooo:paragraph-rsid="000a2fab"/>
    </style:style>
    <style:style style:name="P13" style:family="paragraph" style:parent-style-name="Table_20_Contents">
      <style:text-properties officeooo:rsid="0005ed33" officeooo:paragraph-rsid="000abcaf"/>
    </style:style>
    <style:style style:name="P14" style:family="paragraph" style:parent-style-name="Table_20_Contents">
      <style:text-properties officeooo:rsid="0000c952" officeooo:paragraph-rsid="0008e16b"/>
    </style:style>
    <style:style style:name="P15" style:family="paragraph" style:parent-style-name="Table_20_Contents">
      <style:text-properties officeooo:rsid="0000c952" officeooo:paragraph-rsid="0000c952"/>
    </style:style>
    <style:style style:name="P16" style:family="paragraph" style:parent-style-name="Table_20_Contents">
      <style:text-properties officeooo:rsid="0000c952" officeooo:paragraph-rsid="0002c3aa"/>
    </style:style>
    <style:style style:name="P17" style:family="paragraph" style:parent-style-name="Table_20_Contents">
      <style:text-properties officeooo:rsid="0000c952" officeooo:paragraph-rsid="0005ed33"/>
    </style:style>
    <style:style style:name="P18" style:family="paragraph" style:parent-style-name="Table_20_Contents">
      <style:text-properties officeooo:rsid="0000c952" officeooo:paragraph-rsid="000a25a5"/>
    </style:style>
    <style:style style:name="P19" style:family="paragraph" style:parent-style-name="Table_20_Contents">
      <style:text-properties officeooo:rsid="0000c952" officeooo:paragraph-rsid="000a2fab"/>
    </style:style>
    <style:style style:name="P20" style:family="paragraph" style:parent-style-name="Table_20_Contents">
      <style:text-properties officeooo:rsid="0000c952" officeooo:paragraph-rsid="000abcaf"/>
    </style:style>
    <style:style style:name="P21" style:family="paragraph" style:parent-style-name="Table_20_Contents">
      <style:text-properties officeooo:rsid="0002c3aa" officeooo:paragraph-rsid="0008e16b"/>
    </style:style>
    <style:style style:name="P22" style:family="paragraph" style:parent-style-name="Table_20_Contents">
      <style:text-properties officeooo:rsid="0002c3aa" officeooo:paragraph-rsid="000a25a5"/>
    </style:style>
    <style:style style:name="P23" style:family="paragraph" style:parent-style-name="Table_20_Contents">
      <style:text-properties officeooo:rsid="0002c3aa" officeooo:paragraph-rsid="000a2fab"/>
    </style:style>
    <style:style style:name="P24" style:family="paragraph" style:parent-style-name="Table_20_Contents">
      <style:text-properties officeooo:rsid="0002c3aa" officeooo:paragraph-rsid="000abcaf"/>
    </style:style>
    <style:style style:name="P25" style:family="paragraph" style:parent-style-name="Table_20_Contents">
      <style:text-properties officeooo:paragraph-rsid="0000c952"/>
    </style:style>
    <style:style style:name="P26" style:family="paragraph" style:parent-style-name="Table_20_Contents">
      <style:text-properties officeooo:paragraph-rsid="000a25a5"/>
    </style:style>
    <style:style style:name="P27" style:family="paragraph" style:parent-style-name="Table_20_Contents">
      <style:text-properties officeooo:paragraph-rsid="000abcaf"/>
    </style:style>
    <style:style style:name="P28" style:family="paragraph" style:parent-style-name="Header">
      <style:text-properties fo:font-size="10pt" officeooo:paragraph-rsid="000a2fab" style:font-size-asian="8.75pt" style:font-size-complex="10pt"/>
    </style:style>
    <style:style style:name="T1" style:family="text">
      <style:text-properties officeooo:rsid="0000c952"/>
    </style:style>
    <style:style style:name="T2" style:family="text">
      <style:text-properties officeooo:rsid="0002c3aa"/>
    </style:style>
    <style:style style:name="T3" style:family="text">
      <style:text-properties officeooo:rsid="0005ed33"/>
    </style:style>
    <style:style style:name="T4" style:family="text">
      <style:text-properties officeooo:rsid="0008e16b"/>
    </style:style>
    <style:style style:name="T5" style:family="text">
      <style:text-properties fo:font-variant="normal" fo:text-transform="none" fo:color="#333333" style:font-name="Georgia" fo:font-size="10.5pt" fo:letter-spacing="normal" fo:font-style="normal" fo:font-weight="normal"/>
    </style:style>
    <style:style style:name="T6" style:family="text">
      <style:text-properties officeooo:rsid="000a25a5"/>
    </style:style>
    <style:style style:name="T7" style:family="text">
      <style:text-properties officeooo:rsid="000a2fab"/>
    </style:style>
    <style:style style:name="T8" style:family="text">
      <style:text-properties officeooo:rsid="000ab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pecificación de casos de prueba <text:span text:style-name="T1">funcionales</text:span></text:p>
      <text:p text:style-name="P3">(<text:span text:style-name="T1">Entrega#2</text:span>)</text:p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Historia de usuario: </text:p>
          </table:table-cell>
          <table:table-cell table:style-name="Tabla2.B1" office:value-type="string">
            <text:p text:style-name="P4">Como usuario <text:span text:style-name="T4">final de la aplicación </text:span></text:p>
            <text:p text:style-name="P4">necesito <text:span text:style-name="T4">agergar articulos al carrito de compras</text:span></text:p>
            <text:p text:style-name="P4">de manera tal que <text:span text:style-name="T4">pueda comprarlos luego</text:span></text:p>
          </table:table-cell>
        </table:table-row>
        <table:table-row>
          <table:table-cell table:style-name="Tabla2.A2" office:value-type="string">
            <text:p text:style-name="P4">Escenario#<text:span text:style-name="T4">1</text:span>:</text:p>
          </table:table-cell>
          <table:table-cell table:style-name="Tabla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a3" table:style-name="Tabla3">
              <table:table-column table:style-name="Tabla3.A"/>
              <table:table-row>
                <table:table-cell table:style-name="Tabla3.A1" office:value-type="string">
                  <text:p text:style-name="P4">1. </text:p>
                </table:table-cell>
              </table:table-row>
              <table:table-row>
                <table:table-cell table:style-name="Tabla3.A2" office:value-type="string">
                  <text:p text:style-name="P4">2. Selecciono <text:span text:style-name="T4">la opción de Más información <text:s/>del Producto F50</text:span></text:p>
                </table:table-cell>
              </table:table-row>
              <table:table-row>
                <table:table-cell table:style-name="Tabla3.A2" office:value-type="string">
                  <text:p text:style-name="P4">3. </text:p>
                </table:table-cell>
              </table:table-row>
              <table:table-row>
                <table:table-cell table:style-name="Tabla3.A2" office:value-type="string">
                  <text:p text:style-name="P5"><text:span text:style-name="T2">4.</text:span>Y aplico <text:span text:style-name="T4">la opción de Añadir al Carrito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4">En pantalla <text:span text:style-name="T4">se actualiza la barra de Carrito con la cantidad <text:s/>de productos guardados</text:span></text:p>
                </table:table-cell>
              </table:table-row>
              <table:table-row>
                <table:table-cell table:style-name="Tabla4.A2" office:value-type="string">
                  <text:p text:style-name="P4">En base de datos <text:span text:style-name="T4">no se guarda nada</text:span></text:p>
                </table:table-cell>
              </table:table-row>
              <table:table-row>
                <table:table-cell table:style-name="Tabla4.A2" office:value-type="string">
                  <text:p text:style-name="P21">En <text:span text:style-name="T4">la vista de carrito(http://localhost/Tiquicia/carts/view) se ven todos los productos que están guardados 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10">Comprobación:</text:p>
          </table:table-cell>
          <table:table-cell table:style-name="Tabla2.B2" office:value-type="string">
            <text:p text:style-name="P6"><text:span text:style-name="T3">100% </text:span></text:p>
          </table:table-cell>
        </table:table-row>
        <table:table-row>
          <table:table-cell table:style-name="Tabla2.A2" office:value-type="string">
            <text:p text:style-name="P4">Escenario#<text:span text:style-name="T4">2</text:span>:</text:p>
          </table:table-cell>
          <table:table-cell table:style-name="Tabla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4">1. </text:p>
                </table:table-cell>
              </table:table-row>
              <table:table-row>
                <table:table-cell table:style-name="Table1.A2" office:value-type="string">
                  <text:p text:style-name="P25"><text:span text:style-name="T1">2. Selecciono la opción de Más información <text:s/>del Producto </text:span><text:span text:style-name="T5">Balon de Volleyball MVA300</text:span> </text:p>
                </table:table-cell>
              </table:table-row>
              <table:table-row>
                <table:table-cell table:style-name="Table1.A2" office:value-type="string">
                  <text:p text:style-name="P4">3. </text:p>
                </table:table-cell>
              </table:table-row>
              <table:table-row>
                <table:table-cell table:style-name="Table1.A2" office:value-type="string">
                  <text:p text:style-name="P5"><text:span text:style-name="T2">4.</text:span>Y aplico <text:span text:style-name="T4">la opción de Añadir al Carrito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4">En pantalla <text:span text:style-name="T4">se actualiza la barra de Carrito con la cantidad <text:s/>de productos guardados</text:span></text:p>
                </table:table-cell>
              </table:table-row>
              <table:table-row>
                <table:table-cell table:style-name="Table2.A2" office:value-type="string">
                  <text:p text:style-name="P4">En base de datos <text:span text:style-name="T4">no se guarda nada</text:span></text:p>
                </table:table-cell>
              </table:table-row>
              <table:table-row>
                <table:table-cell table:style-name="Table2.A2" office:value-type="string">
                  <text:p text:style-name="P21">En <text:span text:style-name="T4">la vista de carrito(http://localhost/Tiquicia/carts/view) se ven todos los productos que están guardados 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10">Comprobación</text:p>
          </table:table-cell>
          <table:table-cell table:style-name="Tabla2.B2" office:value-type="string">
            <text:p text:style-name="P6"><text:span text:style-name="T3">100% </text:span></text:p>
          </table:table-cell>
        </table:table-row>
        <table:table-row>
          <table:table-cell table:style-name="Tabla2.A2" office:value-type="string">
            <text:p text:style-name="P4">Escenario#<text:span text:style-name="T4">3</text:span>:</text:p>
          </table:table-cell>
          <table:table-cell table:style-name="Tabla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a2.A2" office:value-type="string">
            <text:p text:style-name="P4">Cuando</text:p>
          </table:table-cell>
          <table:table-cell table:style-name="Tabla2.B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4">1. </text:p>
                </table:table-cell>
              </table:table-row>
              <table:table-row>
                <table:table-cell table:style-name="Table3.A2" office:value-type="string">
                  <text:p text:style-name="P25"><text:span text:style-name="T1">2. Selecciono la opción de Más información <text:s/>del Producto </text:span><text:span text:style-name="T5">Tacos Nike</text:span> </text:p>
                </table:table-cell>
              </table:table-row>
              <table:table-row>
                <table:table-cell table:style-name="Table3.A2" office:value-type="string">
                  <text:p text:style-name="P4">3. </text:p>
                </table:table-cell>
              </table:table-row>
              <table:table-row>
                <table:table-cell table:style-name="Table3.A2" office:value-type="string">
                  <text:p text:style-name="P5"><text:soft-page-break/><text:span text:style-name="T2">4.</text:span>Y aplico <text:span text:style-name="T4">la opción de Añadir al Carrito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4">Entonces debería obtener:</text:p>
          </table:table-cell>
          <table:table-cell table:style-name="Tabla2.B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4">En pantalla <text:span text:style-name="T4">se actualiza la barra de Carrito con la cantidad <text:s/>de productos guardados</text:span></text:p>
                </table:table-cell>
              </table:table-row>
              <table:table-row>
                <table:table-cell table:style-name="Table4.A2" office:value-type="string">
                  <text:p text:style-name="P4">En base de datos <text:span text:style-name="T4">no se guarda nada</text:span></text:p>
                </table:table-cell>
              </table:table-row>
              <table:table-row>
                <table:table-cell table:style-name="Table4.A2" office:value-type="string">
                  <text:p text:style-name="P21">En <text:span text:style-name="T4">la vista de carrito(http://localhost/Tiquicia/carts/view) se ven todos los productos que están guardados 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2.A2" office:value-type="string">
            <text:p text:style-name="P10">Comprobación</text:p>
          </table:table-cell>
          <table:table-cell table:style-name="Tabla2.B2" office:value-type="string">
            <text:p text:style-name="P6"><text:span text:style-name="T3">100% </text:span></text:p>
          </table:table-cell>
        </table:table-row>
      </table:table>
      <text:p text:style-name="Standard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Historia de usuario: </text:p>
          </table:table-cell>
          <table:table-cell table:style-name="Table5.B1" office:value-type="string">
            <text:p text:style-name="P18">Como usuario <text:span text:style-name="T4">final de la aplicación </text:span></text:p>
            <text:p text:style-name="P18">necesito <text:span text:style-name="T6">buscar productos por palabras claves o categorías</text:span></text:p>
            <text:p text:style-name="P18">de manera tal que <text:span text:style-name="T4">pueda ver toda su información</text:span></text:p>
          </table:table-cell>
        </table:table-row>
        <table:table-row>
          <table:table-cell table:style-name="Table5.A2" office:value-type="string">
            <text:p text:style-name="P18">Escenario#<text:span text:style-name="T4">1</text:span>:</text:p>
          </table:table-cell>
          <table:table-cell table:style-name="Table5.B2" office:value-type="string">
            <text:p text:style-name="P18">Estoy en el URL: <text:span text:style-name="T6">http://localhost/Tiquicia/products/</text:span></text:p>
          </table:table-cell>
        </table:table-row>
        <table:table-row>
          <table:table-cell table:style-name="Table5.A2" office:value-type="string">
            <text:p text:style-name="P18">Cuando</text:p>
          </table:table-cell>
          <table:table-cell table:style-name="Table5.B2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8">1. <text:span text:style-name="T6">Lleno la barra de busqueda con Futbol</text:span></text:p>
                </table:table-cell>
              </table:table-row>
              <table:table-row>
                <table:table-cell table:style-name="Table6.A2" office:value-type="string">
                  <text:p text:style-name="P18">2. </text:p>
                </table:table-cell>
              </table:table-row>
              <table:table-row>
                <table:table-cell table:style-name="Table6.A2" office:value-type="string">
                  <text:p text:style-name="P18">3. </text:p>
                </table:table-cell>
              </table:table-row>
              <table:table-row>
                <table:table-cell table:style-name="Table6.A2" office:value-type="string">
                  <text:p text:style-name="P18"><text:span text:style-name="T2">4.</text:span>Y aplico <text:span text:style-name="T4">la opción Buscar</text:span>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8">Entonces debería obtener:</text:p>
          </table:table-cell>
          <table:table-cell table:style-name="Table5.B2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8">En pantalla<text:span text:style-name="T4"> se muestran todos los artículos que tengan como categoría o en las palabras claves fútbol, en este caso se mostraron 3 elementos</text:span></text:p>
                </table:table-cell>
              </table:table-row>
              <table:table-row>
                <table:table-cell table:style-name="Table7.A2" office:value-type="string">
                  <text:p text:style-name="P18">En base de datos <text:span text:style-name="T4">no se guarda nada</text:span></text:p>
                </table:table-cell>
              </table:table-row>
              <table:table-row>
                <table:table-cell table:style-name="Table7.A2" office:value-type="string">
                  <text:p text:style-name="P22"><text:span text:style-name="T4"/>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1">Comprobación:</text:p>
          </table:table-cell>
          <table:table-cell table:style-name="Table5.B2" office:value-type="string">
            <text:p text:style-name="P18"><text:span text:style-name="T3">100% </text:span></text:p>
          </table:table-cell>
        </table:table-row>
        <table:table-row>
          <table:table-cell table:style-name="Table5.A2" office:value-type="string">
            <text:p text:style-name="P18">Escenario#<text:span text:style-name="T4">2</text:span>:</text:p>
          </table:table-cell>
          <table:table-cell table:style-name="Table5.B2" office:value-type="string">
            <text:p text:style-name="P18">Estoy en el URL: <text:span text:style-name="T6">http://localhost/Tiquicia/products/</text:span></text:p>
          </table:table-cell>
        </table:table-row>
        <table:table-row>
          <table:table-cell table:style-name="Table5.A2" office:value-type="string">
            <text:p text:style-name="P18">Cuando</text:p>
          </table:table-cell>
          <table:table-cell table:style-name="Table5.B2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8">1. <text:span text:style-name="T6">Lleno la barra de busqueda con Volleyball</text:span></text:p>
                </table:table-cell>
              </table:table-row>
              <table:table-row>
                <table:table-cell table:style-name="Table8.A2" office:value-type="string">
                  <text:p text:style-name="P18">2. </text:p>
                </table:table-cell>
              </table:table-row>
              <table:table-row>
                <table:table-cell table:style-name="Table8.A2" office:value-type="string">
                  <text:p text:style-name="P18">3. </text:p>
                </table:table-cell>
              </table:table-row>
              <table:table-row>
                <table:table-cell table:style-name="Table8.A2" office:value-type="string">
                  <text:p text:style-name="P18"><text:span text:style-name="T2">4.</text:span>Y aplico <text:span text:style-name="T4">la opción Buscar</text:span>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8">Entonces debería obtener:</text:p>
          </table:table-cell>
          <table:table-cell table:style-name="Table5.B2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8">En pantalla<text:span text:style-name="T4"> se muestran todos los artículos que tengan como categoría o en las palabras claves Volleyball, en este caso se mostro un elemento</text:span></text:p>
                </table:table-cell>
              </table:table-row>
              <table:table-row>
                <table:table-cell table:style-name="Table9.A2" office:value-type="string">
                  <text:p text:style-name="P18">En base de datos <text:span text:style-name="T4">no se guarda nada</text:span></text:p>
                </table:table-cell>
              </table:table-row>
              <table:table-row>
                <table:table-cell table:style-name="Table9.A2" office:value-type="string">
                  <text:p text:style-name="P22"/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1">Comprobación</text:p>
          </table:table-cell>
          <table:table-cell table:style-name="Table5.B2" office:value-type="string">
            <text:p text:style-name="P18"><text:span text:style-name="T3">100% </text:span></text:p>
          </table:table-cell>
        </table:table-row>
        <table:table-row>
          <table:table-cell table:style-name="Table5.A2" office:value-type="string">
            <text:p text:style-name="P18">Escenario#<text:span text:style-name="T4">3</text:span>:</text:p>
          </table:table-cell>
          <table:table-cell table:style-name="Table5.B2" office:value-type="string">
            <text:p text:style-name="P18">Estoy en el URL: <text:span text:style-name="T6">http://localhost/Tiquicia/products/</text:span></text:p>
          </table:table-cell>
        </table:table-row>
        <text:soft-page-break/>
        <table:table-row>
          <table:table-cell table:style-name="Table5.A2" office:value-type="string">
            <text:p text:style-name="P18">Cuando</text:p>
          </table:table-cell>
          <table:table-cell table:style-name="Table5.B2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8">1. <text:span text:style-name="T6">Lleno la barra de busqueda con Baloncesto</text:span></text:p>
                </table:table-cell>
              </table:table-row>
              <table:table-row>
                <table:table-cell table:style-name="Table10.A2" office:value-type="string">
                  <text:p text:style-name="P18">2. </text:p>
                </table:table-cell>
              </table:table-row>
              <table:table-row>
                <table:table-cell table:style-name="Table10.A2" office:value-type="string">
                  <text:p text:style-name="P18">3. </text:p>
                </table:table-cell>
              </table:table-row>
              <table:table-row>
                <table:table-cell table:style-name="Table10.A2" office:value-type="string">
                  <text:p text:style-name="P18"><text:span text:style-name="T2">4.</text:span>Y aplico <text:span text:style-name="T4">la opción Buscar</text:span></text:p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8">Entonces debería obtener:</text:p>
          </table:table-cell>
          <table:table-cell table:style-name="Table5.B2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8">En pantalla<text:span text:style-name="T4"> se muestran todos los artículos que tengan como categoría o en las palabras claves baloncesto, en este caso se mostraron 0 elementos</text:span></text:p>
                </table:table-cell>
              </table:table-row>
              <table:table-row>
                <table:table-cell table:style-name="Table11.A2" office:value-type="string">
                  <text:p text:style-name="P18">En base de datos <text:span text:style-name="T4">no se guarda nada</text:span></text:p>
                </table:table-cell>
              </table:table-row>
              <table:table-row>
                <table:table-cell table:style-name="Table11.A2" office:value-type="string">
                  <text:p text:style-name="P22"/>
                </table:table-cell>
              </table:table-row>
            </table:table>
            <text:p text:style-name="P26"/>
          </table:table-cell>
        </table:table-row>
        <table:table-row>
          <table:table-cell table:style-name="Table5.A2" office:value-type="string">
            <text:p text:style-name="P11">Comprobación</text:p>
          </table:table-cell>
          <table:table-cell table:style-name="Table5.B2" office:value-type="string">
            <text:p text:style-name="P18"><text:span text:style-name="T3">100% </text:span></text:p>
          </table:table-cell>
        </table:table-row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9">Historia de usuario: </text:p>
          </table:table-cell>
          <table:table-cell table:style-name="Table12.B1" office:value-type="string">
            <text:p text:style-name="P19">Como usuario <text:span text:style-name="T4">final de la aplicación </text:span></text:p>
            <text:p text:style-name="P19">necesito <text:span text:style-name="T7">agegar productos al wishlist</text:span></text:p>
            <text:p text:style-name="P19">de manera tal que <text:span text:style-name="T7">me quede guardado para ver la información en cualquier momento </text:span></text:p>
          </table:table-cell>
        </table:table-row>
        <table:table-row>
          <table:table-cell table:style-name="Table12.A2" office:value-type="string">
            <text:p text:style-name="P19">Escenario#<text:span text:style-name="T4">1</text:span>:</text:p>
          </table:table-cell>
          <table:table-cell table:style-name="Table1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e12.A2" office:value-type="string">
            <text:p text:style-name="P19">Cuando</text:p>
          </table:table-cell>
          <table:table-cell table:style-name="Table12.B2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4">1. </text:p>
                </table:table-cell>
              </table:table-row>
              <table:table-row>
                <table:table-cell table:style-name="Table13.A2" office:value-type="string">
                  <text:p text:style-name="P4">2. Selecciono <text:span text:style-name="T4">la opción de Más información <text:s/>del Producto F50</text:span></text:p>
                </table:table-cell>
              </table:table-row>
              <table:table-row>
                <table:table-cell table:style-name="Table13.A2" office:value-type="string">
                  <text:p text:style-name="P4">3. </text:p>
                </table:table-cell>
              </table:table-row>
              <table:table-row>
                <table:table-cell table:style-name="Table13.A2" office:value-type="string">
                  <text:p text:style-name="P5"><text:span text:style-name="T2">4.</text:span>Y aplico <text:span text:style-name="T4">la opción de Añadir a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9">Entonces debería obtener:</text:p>
          </table:table-cell>
          <table:table-cell table:style-name="Table12.B2" office:value-type="string">
            <table:table table:name="Table14" table:style-name="Table14">
              <table:table-column table:style-name="Table14.A"/>
              <table:table-row>
                <table:table-cell table:style-name="Table14.A1" office:value-type="string">
                  <text:p text:style-name="P25"><text:span text:style-name="T1">En pantalla se muestra un mensaje de confirmación y se aplica la acción Añadir <text:s text:c="2"/></text:span></text:p>
                </table:table-cell>
              </table:table-row>
              <table:table-row>
                <table:table-cell table:style-name="Table14.A2" office:value-type="string">
                  <text:p text:style-name="P4">En base de datos <text:span text:style-name="T7">en la tabla wishes se guarda el id del producto y el id del usuario</text:span></text:p>
                </table:table-cell>
              </table:table-row>
              <table:table-row>
                <table:table-cell table:style-name="Table14.A2" office:value-type="string">
                  <text:p text:style-name="P23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2">Comprobación:</text:p>
          </table:table-cell>
          <table:table-cell table:style-name="Table12.B2" office:value-type="string">
            <text:p text:style-name="P6"><text:span text:style-name="T3">100% </text:span></text:p>
          </table:table-cell>
        </table:table-row>
        <table:table-row>
          <table:table-cell table:style-name="Table12.A2" office:value-type="string">
            <text:p text:style-name="P19">Escenario#<text:span text:style-name="T4">2</text:span>:</text:p>
          </table:table-cell>
          <table:table-cell table:style-name="Table1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e12.A2" office:value-type="string">
            <text:p text:style-name="P19">Cuando</text:p>
          </table:table-cell>
          <table:table-cell table:style-name="Table12.B2" office:value-type="string">
            <table:table table:name="Table15" table:style-name="Table15">
              <table:table-column table:style-name="Table15.A"/>
              <table:table-row>
                <table:table-cell table:style-name="Table15.A1" office:value-type="string">
                  <text:p text:style-name="P4">1. </text:p>
                </table:table-cell>
              </table:table-row>
              <table:table-row>
                <table:table-cell table:style-name="Table15.A2" office:value-type="string">
                  <text:p text:style-name="P25"><text:span text:style-name="T1">2. Selecciono la opción de Más información <text:s/>del Producto </text:span><text:span text:style-name="T5">Balon de Volleyball MVA300</text:span> </text:p>
                </table:table-cell>
              </table:table-row>
              <table:table-row>
                <table:table-cell table:style-name="Table15.A2" office:value-type="string">
                  <text:p text:style-name="P4">3. </text:p>
                </table:table-cell>
              </table:table-row>
              <table:table-row>
                <table:table-cell table:style-name="Table15.A2" office:value-type="string">
                  <text:p text:style-name="P5"><text:span text:style-name="T2">4.</text:span>Y aplico <text:span text:style-name="T4">la opción de Añadir a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9">Entonces debería <text:soft-page-break/>obtener:</text:p>
          </table:table-cell>
          <table:table-cell table:style-name="Table12.B2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5"><text:span text:style-name="T1">En pantalla se muestra un mensaje de confirmación y se aplica la acción Añadir <text:s text:c="2"/></text:span></text:p>
                </table:table-cell>
              </table:table-row>
              <table:table-row>
                <table:table-cell table:style-name="Table16.A2" office:value-type="string">
                  <text:p text:style-name="P4"><text:soft-page-break/>En base de datos <text:span text:style-name="T7">en la tabla wishes se guarda el id del producto y el id del usuario</text:span></text:p>
                </table:table-cell>
              </table:table-row>
              <table:table-row>
                <table:table-cell table:style-name="Table16.A2" office:value-type="string">
                  <text:p text:style-name="P23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2">Comprobación</text:p>
          </table:table-cell>
          <table:table-cell table:style-name="Table12.B2" office:value-type="string">
            <text:p text:style-name="P6"><text:span text:style-name="T3">100% </text:span></text:p>
          </table:table-cell>
        </table:table-row>
        <table:table-row>
          <table:table-cell table:style-name="Table12.A2" office:value-type="string">
            <text:p text:style-name="P19">Escenario#<text:span text:style-name="T4">3</text:span>:</text:p>
          </table:table-cell>
          <table:table-cell table:style-name="Table12.B2" office:value-type="string">
            <text:p text:style-name="P14">Estoy en el URL: <text:span text:style-name="T4">http://localhost/Tiquicia/products</text:span></text:p>
          </table:table-cell>
        </table:table-row>
        <table:table-row>
          <table:table-cell table:style-name="Table12.A2" office:value-type="string">
            <text:p text:style-name="P19">Cuando</text:p>
          </table:table-cell>
          <table:table-cell table:style-name="Table12.B2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4">1. </text:p>
                </table:table-cell>
              </table:table-row>
              <table:table-row>
                <table:table-cell table:style-name="Table17.A2" office:value-type="string">
                  <text:p text:style-name="P25"><text:span text:style-name="T1">2. Selecciono la opción de Más información <text:s/>del Producto </text:span><text:span text:style-name="T5">Tacos Nike</text:span> </text:p>
                </table:table-cell>
              </table:table-row>
              <table:table-row>
                <table:table-cell table:style-name="Table17.A2" office:value-type="string">
                  <text:p text:style-name="P4">3. </text:p>
                </table:table-cell>
              </table:table-row>
              <table:table-row>
                <table:table-cell table:style-name="Table17.A2" office:value-type="string">
                  <text:p text:style-name="P5"><text:span text:style-name="T2">4.</text:span>Y aplico <text:span text:style-name="T4">la opción de Añadir a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9">Entonces debería obtener:</text:p>
          </table:table-cell>
          <table:table-cell table:style-name="Table12.B2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5"><text:span text:style-name="T1">En pantalla se muestra un mensaje de confirmación y se aplica la acción Añadir <text:s text:c="2"/></text:span></text:p>
                </table:table-cell>
              </table:table-row>
              <table:table-row>
                <table:table-cell table:style-name="Table18.A2" office:value-type="string">
                  <text:p text:style-name="P4">En base de datos <text:span text:style-name="T7">en la tabla wishes se guarda el id del producto y el id del usuario</text:span></text:p>
                </table:table-cell>
              </table:table-row>
              <table:table-row>
                <table:table-cell table:style-name="Table18.A2" office:value-type="string">
                  <text:p text:style-name="P23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2.A2" office:value-type="string">
            <text:p text:style-name="P12">Comprobación</text:p>
          </table:table-cell>
          <table:table-cell table:style-name="Table12.B2" office:value-type="string">
            <text:p text:style-name="P6"><text:span text:style-name="T3">100% </text:span></text:p>
          </table:table-cell>
        </table:table-row>
      </table:table>
      <text:p text:style-name="P8"/>
      <text:p text:style-name="P8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20">Historia de usuario: </text:p>
          </table:table-cell>
          <table:table-cell table:style-name="Table19.B1" office:value-type="string">
            <text:p text:style-name="P20">Como usuario <text:span text:style-name="T4">final de la aplicación </text:span></text:p>
            <text:p text:style-name="P20">necesito <text:span text:style-name="T8">eliminar productos al wishlist</text:span></text:p>
          </table:table-cell>
        </table:table-row>
        <table:table-row>
          <table:table-cell table:style-name="Table19.A2" office:value-type="string">
            <text:p text:style-name="P20">Escenario#<text:span text:style-name="T4">1</text:span>:</text:p>
          </table:table-cell>
          <table:table-cell table:style-name="Table19.B2" office:value-type="string">
            <text:p text:style-name="P20">Estoy en el URL: <text:span text:style-name="T8">http://localhost/Tiquicia/Wishes/</text:span></text:p>
          </table:table-cell>
        </table:table-row>
        <table:table-row>
          <table:table-cell table:style-name="Table19.A2" office:value-type="string">
            <text:p text:style-name="P20">Cuando</text:p>
          </table:table-cell>
          <table:table-cell table:style-name="Table19.B2" office:value-type="string"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20">1. </text:p>
                </table:table-cell>
              </table:table-row>
              <table:table-row>
                <table:table-cell table:style-name="Table20.A2" office:value-type="string">
                  <text:p text:style-name="P20">2. </text:p>
                </table:table-cell>
              </table:table-row>
              <table:table-row>
                <table:table-cell table:style-name="Table20.A2" office:value-type="string">
                  <text:p text:style-name="P20">3. </text:p>
                </table:table-cell>
              </table:table-row>
              <table:table-row>
                <table:table-cell table:style-name="Table20.A2" office:value-type="string">
                  <text:p text:style-name="P20"><text:span text:style-name="T2">4.</text:span>Y aplico <text:span text:style-name="T4">la opción de Borrar Producto al producto F50</text:span>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20">Entonces debería obtener:</text:p>
          </table:table-cell>
          <table:table-cell table:style-name="Table19.B2" office:value-type="string">
            <table:table table:name="Table21" table:style-name="Table21">
              <table:table-column table:style-name="Table21.A"/>
              <table:table-row>
                <table:table-cell table:style-name="Table21.A1" office:value-type="string">
                  <text:p text:style-name="P27"><text:span text:style-name="T1">En pantalla se muestra un mensaje de borrado exitoso <text:s text:c="2"/></text:span></text:p>
                </table:table-cell>
              </table:table-row>
              <table:table-row>
                <table:table-cell table:style-name="Table21.A2" office:value-type="string">
                  <text:p text:style-name="P20">En base de datos <text:span text:style-name="T7">en la tabla wishes se elimina el id del producto y el id del usuario</text:span></text:p>
                </table:table-cell>
              </table:table-row>
              <table:table-row>
                <table:table-cell table:style-name="Table21.A2" office:value-type="string">
                  <text:p text:style-name="P24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13">Comprobación:</text:p>
          </table:table-cell>
          <table:table-cell table:style-name="Table19.B2" office:value-type="string">
            <text:p text:style-name="P20"><text:span text:style-name="T3">100% </text:span></text:p>
          </table:table-cell>
        </table:table-row>
        <table:table-row>
          <table:table-cell table:style-name="Table19.A2" office:value-type="string">
            <text:p text:style-name="P20">Escenario#<text:span text:style-name="T4">2</text:span>:</text:p>
          </table:table-cell>
          <table:table-cell table:style-name="Table19.B2" office:value-type="string">
            <text:p text:style-name="P20">Estoy en el URL: <text:span text:style-name="T8">http://localhost/Tiquicia/Wishes/</text:span></text:p>
          </table:table-cell>
        </table:table-row>
        <table:table-row>
          <table:table-cell table:style-name="Table19.A2" office:value-type="string">
            <text:p text:style-name="P20">Cuando</text:p>
          </table:table-cell>
          <table:table-cell table:style-name="Table19.B2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0">1. </text:p>
                </table:table-cell>
              </table:table-row>
              <table:table-row>
                <table:table-cell table:style-name="Table22.A2" office:value-type="string">
                  <text:p text:style-name="P20"><text:soft-page-break/>2. </text:p>
                </table:table-cell>
              </table:table-row>
              <table:table-row>
                <table:table-cell table:style-name="Table22.A2" office:value-type="string">
                  <text:p text:style-name="P20">3. </text:p>
                </table:table-cell>
              </table:table-row>
              <table:table-row>
                <table:table-cell table:style-name="Table22.A2" office:value-type="string">
                  <text:p text:style-name="P27"><text:span text:style-name="T2">4.Y aplico la opción de Borrar Producto al producto </text:span><text:span text:style-name="T5">Balon de Volleyball MVA300</text:span> 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20">Entonces debería obtener:</text:p>
          </table:table-cell>
          <table:table-cell table:style-name="Table19.B2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7"><text:span text:style-name="T1">En pantalla se muestra un mensaje de borrado exitoso <text:s text:c="2"/></text:span></text:p>
                </table:table-cell>
              </table:table-row>
              <table:table-row>
                <table:table-cell table:style-name="Table23.A2" office:value-type="string">
                  <text:p text:style-name="P20">En base de datos <text:span text:style-name="T7">en la tabla wishes se elimina el id del producto y el id del usuario</text:span></text:p>
                </table:table-cell>
              </table:table-row>
              <table:table-row>
                <table:table-cell table:style-name="Table23.A2" office:value-type="string">
                  <text:p text:style-name="P24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13">Comprobación</text:p>
          </table:table-cell>
          <table:table-cell table:style-name="Table19.B2" office:value-type="string">
            <text:p text:style-name="P20"><text:span text:style-name="T3">100% </text:span></text:p>
          </table:table-cell>
        </table:table-row>
        <table:table-row>
          <table:table-cell table:style-name="Table19.A2" office:value-type="string">
            <text:p text:style-name="P20">Escenario#<text:span text:style-name="T4">3</text:span>:</text:p>
          </table:table-cell>
          <table:table-cell table:style-name="Table19.B2" office:value-type="string">
            <text:p text:style-name="P20">Estoy en el URL: <text:span text:style-name="T8">http://localhost/Tiquicia/Wishes/</text:span></text:p>
          </table:table-cell>
        </table:table-row>
        <table:table-row>
          <table:table-cell table:style-name="Table19.A2" office:value-type="string">
            <text:p text:style-name="P20">Cuando</text:p>
          </table:table-cell>
          <table:table-cell table:style-name="Table19.B2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0">1. </text:p>
                </table:table-cell>
              </table:table-row>
              <table:table-row>
                <table:table-cell table:style-name="Table24.A2" office:value-type="string">
                  <text:p text:style-name="P20">2. </text:p>
                </table:table-cell>
              </table:table-row>
              <table:table-row>
                <table:table-cell table:style-name="Table24.A2" office:value-type="string">
                  <text:p text:style-name="P20">3. </text:p>
                </table:table-cell>
              </table:table-row>
              <table:table-row>
                <table:table-cell table:style-name="Table24.A2" office:value-type="string">
                  <text:p text:style-name="P27"><text:span text:style-name="T2">4.Y aplico la opción de Borrar Producto al producto </text:span><text:span text:style-name="T5">Tacos Nike</text:span> 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20">Entonces debería obtener:</text:p>
          </table:table-cell>
          <table:table-cell table:style-name="Table19.B2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27"><text:span text:style-name="T1">En pantalla se muestra un mensaje de borrado exitoso <text:s text:c="2"/></text:span></text:p>
                </table:table-cell>
              </table:table-row>
              <table:table-row>
                <table:table-cell table:style-name="Table25.A2" office:value-type="string">
                  <text:p text:style-name="P20">En base de datos <text:span text:style-name="T7">en la tabla wishes se elimina el id del producto y el id del usuario</text:span></text:p>
                </table:table-cell>
              </table:table-row>
              <table:table-row>
                <table:table-cell table:style-name="Table25.A2" office:value-type="string">
                  <text:p text:style-name="P24">En <text:span text:style-name="T4">la vista de wishlist(http://localhost/Tiquicia/Wishes/) se ven todos los productos que están guardados en el wishlist</text:span></text:p>
                </table:table-cell>
              </table:table-row>
            </table:table>
            <text:p text:style-name="P27"/>
          </table:table-cell>
        </table:table-row>
        <table:table-row>
          <table:table-cell table:style-name="Table19.A2" office:value-type="string">
            <text:p text:style-name="P13">Comprobación</text:p>
          </table:table-cell>
          <table:table-cell table:style-name="Table19.B2" office:value-type="string">
            <text:p text:style-name="P20"><text:span text:style-name="T3">100% 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8.75pt" style:font-size-complex="10pt"/>
    </style:style>
    <style:style style:name="MP2" style:family="paragraph" style:parent-style-name="Header">
      <style:text-properties fo:font-size="10pt" officeooo:paragraph-rsid="000a2fab" style:font-size-asian="8.75pt" style:font-size-complex="10pt"/>
    </style:style>
    <style:style style:name="MT1" style:family="text">
      <style:text-properties officeooo:rsid="0008e16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<text:span text:style-name="MT1">Tiquicia Shop</text:span><text:tab/><text:tab/><text:date style:data-style-name="N37" text:date-value="2014-10-31T00:00:03.158690873" text:fixed="true">31/10/14</text:date></text:p>
        <text:p text:style-name="MP2">Elaborado por: <text:span text:style-name="MT1">Alejandro Córdoba Soto</text:span></text:p>
        <text:p text:style-name="MP2"><text:tab/><text:tab/><text:page-number text:select-page="current">4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09:33:39.749000000</meta:creation-date>
    <meta:editing-duration>PT13M25S</meta:editing-duration>
    <meta:editing-cycles>2</meta:editing-cycles>
    <meta:generator>LibreOffice/4.1.3.2$Windows_x86 LibreOffice_project/70feb7d99726f064edab4605a8ab840c50ec57a</meta:generator>
    <dc:date>2014-10-31T11:03:06.181000000</dc:date>
    <meta:document-statistic meta:table-count="28" meta:image-count="0" meta:object-count="0" meta:page-count="5" meta:paragraph-count="173" meta:word-count="947" meta:character-count="6041" meta:non-whitespace-character-count="5180"/>
  </office:meta>
</office:document-meta>
</file>